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d8e" officeooo:paragraph-rsid="0010ed8e"/>
    </style:style>
    <style:style style:name="P2" style:family="paragraph" style:parent-style-name="Standard">
      <style:text-properties fo:font-weight="bold" officeooo:rsid="0010ed8e" officeooo:paragraph-rsid="0010ed8e" style:font-weight-asian="bold" style:font-weight-complex="bold"/>
    </style:style>
    <style:style style:name="P3" style:family="paragraph" style:parent-style-name="Standard">
      <style:text-properties officeooo:rsid="0013119e" officeooo:paragraph-rsid="0013119e"/>
    </style:style>
    <style:style style:name="P4" style:family="paragraph" style:parent-style-name="Standard">
      <style:text-properties officeooo:rsid="001490ab" officeooo:paragraph-rsid="00149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catorEngine thread</text:p>
      <text:p text:style-name="P2">-----</text:p>
      <text:p text:style-name="P1">Create connect b/w IndicatorEngine when have a change value change &amp; sent to mainWindow(Widget)</text:p>
      <text:p text:style-name="P3">+High</text:p>
      <text:p text:style-name="P3">+ Low</text:p>
      <text:p text:style-name="P3">+ Sell</text:p>
      <text:p text:style-name="P3">+ Buy</text:p>
      <text:p text:style-name="P3">+ Last</text:p>
      <text:p text:style-name="P3">+ Volume</text:p>
      <text:p text:style-name="P3">----</text:p>
      <text:p text:style-name="P4">Display GUI</text:p>
      <text:p text:style-name="P4">Shoud use QdoubleSpinBox to display double nu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49:40.579543697</meta:creation-date>
    <meta:generator>LibreOffice/4.2.8.2$Linux_X86_64 LibreOffice_project/420m0$Build-2</meta:generator>
    <dc:date>2017-11-27T14:40:18.589976524</dc:date>
    <meta:editing-duration>PT44M9S</meta:editing-duration>
    <meta:editing-cycles>5</meta:editing-cycles>
    <meta:document-statistic meta:table-count="0" meta:image-count="0" meta:object-count="0" meta:page-count="1" meta:paragraph-count="12" meta:word-count="38" meta:character-count="221" meta:non-whitespace-character-count="195"/>
  </office:meta>
</office:document-meta>
</file>